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Обычный_20_1-notes">
      <style:graphic-properties draw:fill-color="#ffffff" fo:min-height="13.364cm"/>
    </style:style>
    <style:style style:name="pr7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.762cm" fo:margin-right="0cm" fo:margin-top="0.212cm" fo:margin-bottom="0.212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.762cm" fo:margin-right="0cm" fo:margin-top="0cm" fo:margin-bottom="0cm" fo:text-align="start" fo:text-indent="0cm" style:text-autospace="none"/>
    </style:style>
    <style:style style:name="P5" style:family="paragraph">
      <style:paragraph-properties fo:text-align="start" style:text-autospace="none"/>
    </style:style>
    <style:style style:name="P6" style:family="paragraph">
      <style:paragraph-properties fo:margin-left="0.762cm" fo:margin-right="0cm" fo:margin-top="0cm" fo:margin-bottom="0.212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.762cm" fo:margin-right="0cm" fo:margin-top="0cm" fo:margin-bottom="0.499cm" fo:text-align="start" fo:text-indent="0cm" style:text-autospace="none"/>
    </style:style>
    <style:style style:name="P8" style:family="paragraph">
      <style:paragraph-properties style:font-independent-line-spacing="true"/>
      <style:text-properties fo:font-size="18pt"/>
    </style:style>
    <style:style style:name="P9" style:family="paragraph">
      <style:paragraph-properties fo:margin-left="0cm" fo:margin-right="0cm" fo:margin-top="0.353cm" fo:margin-bottom="0.212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.76cm" fo:margin-right="0cm" fo:margin-top="0cm" fo:margin-bottom="0cm" fo:text-indent="0cm" style:text-autospace="none"/>
    </style:style>
    <style:style style:name="P11" style:family="paragraph">
      <style:paragraph-properties fo:margin-left="0.76cm" fo:margin-right="0cm" fo:text-indent="0cm" style:text-autospace="none"/>
    </style:style>
    <style:style style:name="P12" style:family="paragraph">
      <style:paragraph-properties fo:margin-left="0.76cm" fo:margin-right="0cm" fo:margin-top="0cm" fo:margin-bottom="0.711cm" fo:text-indent="0cm" style:text-autospace="none"/>
    </style:style>
    <style:style style:name="P13" style:family="paragraph">
      <style:paragraph-properties fo:margin-left="0.76cm" fo:margin-right="0cm" fo:margin-top="0cm" fo:margin-bottom="0.7cm" fo:text-indent="0cm" style:text-autospace="none"/>
    </style:style>
    <style:style style:name="P14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style:text-autospace="none"/>
    </style:style>
    <style:style style:name="P16" style:family="paragraph">
      <style:paragraph-properties fo:margin-top="0cm" fo:margin-bottom="0.686cm"/>
    </style:style>
    <style:style style:name="T1" style:family="text">
      <style:text-properties fo:color="#000000" style:text-line-through-style="none" fo:font-family="'Calibri Light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000000" style:text-line-through-style="none" fo:font-family="'Times New Roman'" style:font-family-generic="roman" fo:font-size="16pt" fo:letter-spacing="normal" fo:font-style="normal" style:text-underline-style="none" fo:font-weight="normal" style:font-family-asian="'Times New Roman'" style:font-pitch-asian="fixed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outline="false" style:text-line-through-style="none" fo:font-family="'Times New Roman'" style:font-family-generic="roman" fo:font-size="16pt" fo:letter-spacing="normal" fo:font-style="normal" fo:text-shadow="none" style:text-underline-style="none" fo:font-weight="normal" style:letter-kerning="true" style:font-family-asian="'Times New Roman'" style:font-pitch-asian="fixed" style:font-size-asian="16pt" style:font-style-asian="normal" style:font-weight-asian="normal" style:font-family-complex="Ari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Times New Roman'" style:font-family-generic="roman" fo:font-size="14pt" fo:letter-spacing="normal" fo:font-style="normal" fo:text-shadow="none" style:text-underline-style="none" fo:font-weight="normal" style:letter-kerning="true" style:font-family-asian="'Times New Roman'" style:font-pitch-asian="fixed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bold" style:font-family-asian="'Times New Roman'" style:font-pitch-asian="fixe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normal" style:font-family-asian="'Times New Roman'" style:font-pitch-asian="fixed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style:text-outline="false" style:text-line-through-style="none" fo:font-family="'Times New Roman'" style:font-family-generic="roman" fo:font-size="14pt" fo:letter-spacing="normal" fo:font-style="normal" fo:text-shadow="none" style:text-underline-style="none" fo:font-weight="bold" style:letter-kerning="true" style:font-family-asian="'Times New Roman'" style:font-pitch-asian="fixed" style:font-size-asian="14pt" style:font-style-asian="normal" style:font-weight-asian="bold" style:font-family-complex="Ari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line-through-style="none" fo:font-family="'Times New Roman'" style:font-family-generic="roman" fo:font-size="14pt" fo:letter-spacing="normal" fo:language="bg" fo:country="BG" fo:font-style="normal" style:text-underline-style="none" fo:font-weight="normal" style:font-family-asian="'Times New Roman'" style:font-pitch-asian="fixed" style:font-size-asian="14pt" style:language-asian="ar" style:country-asian="SA" style:font-style-asian="normal" style:font-weight-asian="normal" style:font-family-complex="'Times New Roman'" style:font-family-generic-complex="roman" style:font-pitch-complex="variable" style:font-size-complex="14pt" style:language-complex="ar" style:country-complex="SA" style:font-style-complex="normal" style:font-weight-complex="normal"/>
    </style:style>
    <style:style style:name="T9" style:family="text">
      <style:text-properties fo:color="#000000" style:text-outline="false" style:text-line-through-style="none" fo:font-family="'Times New Roman'" style:font-family-generic="roman" fo:font-size="16pt" fo:letter-spacing="normal" fo:language="bg" fo:country="BG" fo:font-style="normal" fo:text-shadow="none" style:text-underline-style="none" fo:font-weight="normal" style:letter-kerning="true" style:font-family-asian="'Times New Roman'" style:font-pitch-asian="fixed" style:font-size-asian="16pt" style:language-asian="ar" style:country-asian="SA" style:font-style-asian="normal" style:font-weight-asian="normal" style:font-family-complex="Arial" style:font-family-generic-complex="system" style:font-pitch-complex="variable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line-through-style="none" fo:font-family="'Times New Roman'" style:font-family-generic="roman" fo:font-size="32pt" fo:letter-spacing="normal" fo:font-style="normal" style:text-underline-style="none" fo:font-weight="bold" style:font-family-asian="'Times New Roman'" style:font-pitch-asian="fixe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family-asian="'Times New Roman'" style:font-pitch-asian="fixed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style:text-outline="false" style:text-line-through-style="none" fo:font-family="'Times New Roman'" style:font-family-generic="roman" fo:font-size="18pt" fo:letter-spacing="normal" fo:font-style="normal" fo:text-shadow="none" style:text-underline-style="none" fo:font-weight="normal" style:letter-kerning="true" style:font-family-asian="'Times New Roman'" style:font-pitch-asian="fixed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line-through-style="none" fo:font-family="TimesNewRomanPSMT, Cambria" style:font-family-generic="roman" fo:font-size="16pt" fo:letter-spacing="normal" fo:language="bg" fo:country="BG" fo:font-style="normal" style:text-underline-style="none" fo:font-weight="normal" style:font-family-asian="TimesNewRomanPSMT, Cambria" style:font-family-generic-asian="roman" style:font-size-asian="16pt" style:font-style-asian="normal" style:font-weight-asian="normal" style:font-family-complex="TimesNewRomanPSMT, Cambria" style:font-family-generic-complex="roman" style:font-size-complex="9.10000038146973pt" style:font-style-complex="normal" style:font-weight-complex="normal"/>
    </style:style>
    <style:style style:name="T14" style:family="text">
      <style:text-properties fo:color="#000000" style:text-line-through-style="none" fo:font-family="'Times New Roman'" style:font-family-generic="roman" fo:font-size="18pt" fo:letter-spacing="normal" fo:language="bg" fo:country="BG" fo:font-style="normal" style:text-underline-style="none" fo:font-weight="normal" style:font-family-asian="'Times New Roman'" style:font-pitch-asian="fixed" style:font-size-asian="18pt" style:font-style-asian="normal" style:font-weight-asian="normal" style:font-family-complex="TimesNewRomanPSMT, Cambria" style:font-family-generic-complex="roman" style:font-size-complex="18pt" style:font-style-complex="normal" style:font-weight-complex="normal"/>
    </style:style>
    <style:style style:name="T15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family-asian="'Times New Roman'" style:font-pitch-asian="fixed" style:font-size-asian="18pt" style:font-style-asian="normal" style:font-weight-asian="normal" style:font-family-complex="TimesNewRomanPSMT, Cambria" style:font-family-generic-complex="roman" style:font-size-complex="18pt" style:font-style-complex="normal" style:font-weight-complex="normal"/>
    </style:style>
    <style:style style:name="T16" style:family="text">
      <style:text-properties fo:color="#000000" style:text-line-through-style="none" fo:font-family="TimesNewRomanPSMT, Cambria" style:font-family-generic="roman" fo:font-size="16pt" fo:letter-spacing="normal" fo:font-style="normal" style:text-underline-style="none" fo:font-weight="normal" style:font-family-asian="TimesNewRomanPSMT, Cambria" style:font-family-generic-asian="roman" style:font-size-asian="16pt" style:font-style-asian="normal" style:font-weight-asian="normal" style:font-family-complex="TimesNewRomanPSMT, Cambria" style:font-family-generic-complex="roman" style:font-size-complex="9.10000038146973pt" style:font-style-complex="normal" style:font-weight-complex="normal"/>
    </style:style>
    <style:style style:name="T17" style:family="text">
      <style:text-properties fo:color="#000000" style:text-line-through-style="none" fo:font-family="'Times New Roman'" style:font-family-generic="roman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color="#000000" style:text-line-through-style="none" fo:font-family="'Times New Roman'" style:font-family-generic="roman" fo:font-size="18pt" fo:letter-spacing="normal" fo:language="ru" fo:country="RU" fo:font-style="normal" style:text-underline-style="none" fo:font-weight="normal" style:font-family-asian="'Times New Roman'" style:font-pitch-asian="fixed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000000" style:text-outline="false" style:text-line-through-style="none" fo:font-family="'Times New Roman'" style:font-family-generic="roman" fo:font-size="18pt" fo:letter-spacing="normal" fo:language="ru" fo:country="RU" fo:font-style="normal" fo:text-shadow="none" style:text-underline-style="none" fo:font-weight="normal" style:letter-kerning="true" style:font-family-asian="'Times New Roman'" style:font-pitch-asian="fixed" style:font-size-asian="18pt" style:language-asian="bg" style:country-asian="BG" style:font-style-asian="normal" style:font-weight-asian="normal" style:font-family-complex="TimesNewRomanPSMT, Cambria" style:font-family-generic-complex="roman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line-through-style="none" fo:font-family="Calibri" fo:font-size="28pt" fo:letter-spacing="normal" fo:font-style="normal" style:text-underline-style="none" fo:font-weight="normal" style:font-family-asian="'Times New Roman'" style:font-pitch-asian="fixed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000000" style:text-line-through-style="none" fo:font-family="'Times New Roman'" style:font-family-generic="roman" fo:font-size="32pt" fo:letter-spacing="normal" fo:font-style="normal" style:text-underline-style="none" fo:font-weight="normal" style:font-family-asian="'Times New Roman'" style:font-pitch-asian="fixed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color="#000000" style:text-outline="false" style:text-line-through-style="none" fo:font-family="'Times New Roman'" style:font-family-generic="roman" fo:font-size="18pt" fo:letter-spacing="normal" fo:language="bg" fo:country="BG" fo:font-style="normal" fo:text-shadow="none" style:text-underline-style="none" fo:font-weight="normal" style:letter-kerning="true" style:font-family-asian="'Times New Roman'" style:font-pitch-asian="fixed" style:font-size-asian="18pt" style:language-asian="bg" style:country-asian="BG" style:font-style-asian="normal" style:font-weight-asian="normal" style:font-family-complex="TimesNewRomanPSMT, Cambria" style:font-family-generic-complex="roman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26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name="Заглавие 1" presentation:style-name="pr1" draw:text-style-name="P2" draw:layer="layout" svg:width="25.399cm" svg:height="2.423cm" svg:x="4.233cm" svg:y="2.726cm" presentation:class="title" presentation:user-transformed="true">
          <draw:text-box>
            <text:p text:style-name="P1"><text:span text:style-name="T1">Въведение</text:span></text:p>
          </draw:text-box>
        </draw:frame>
        <draw:frame draw:name="Подзаглавие 2" presentation:style-name="pr2" draw:text-style-name="P8" draw:layer="layout" svg:width="25.399cm" svg:height="11.705cm" svg:x="4cm" svg:y="5.82cm" presentation:class="subtitle" presentation:user-transformed="true">
          <draw:text-box>
            <text:p text:style-name="P3"><text:span text:style-name="T2">Нашият проект е мобилно приложение, чиято цел е да намери най-удобните цели за кражба, като (тихи места за паркиране или лошо охранявани складове за коли).</text:span></text:p>
            <text:p text:style-name="P4"><text:span text:style-name="T3">Целта на тестването на платформата е да осигури проста и бърза система за откриване на «лесни <text:s text:c="2"/>цели»</text:span><text:span text:style-name="T4">. </text:span></text:p>
            <text:p text:style-name="P5"><text:span text:style-name="T4"/></text:p>
            <text:p text:style-name="P6"><text:span text:style-name="T5">Цел 1 / Безопасна и сигурна система</text:span></text:p>
            <text:p text:style-name="P6"><text:span text:style-name="T6">Ще се изтества CRUD функционалността, валидацията и сигурността на данните в базата с цел безопасното и сигурно регистриране и логване в системата..</text:span></text:p>
            <text:p text:style-name="P6"><text:span text:style-name="T5">Цел 2 / Лесно откриване на </text:span><text:span text:style-name="T7">«лесни цели»</text:span></text:p>
            <text:p text:style-name="P7"><text:span text:style-name="T8">Целта на този тест е потребителите да могат бързо и лесно да откриват лесни цели, без това да им отнема много време и да е максимално разбираемо за всеки един потребител.</text:span></text:p>
            <text:p text:style-name="P6"><text:span text:style-name="T5">Цел 3 / Точна локация</text:span></text:p>
            <text:p text:style-name="P7"><text:span text:style-name="T8">Ще се изтества възможноста да се изпраща точното местоположение на потребителя, който търси лесна цел. Така и дори да не знае къде точно се намира ще може да подаде точен и ясен адреси да му излезнат </text:span><text:span text:style-name="T9">«лесни <text:s text:c="2"/>цели»</text:span><text:span text:style-name="T8"> покрай неговата локацията.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омпоненти" draw:style-name="dp1" draw:master-page-name="Обычный_20_1" presentation:presentation-page-layout-name="AL2T11">
        <office:forms form:automatic-focus="false" form:apply-design-mode="false"/>
        <draw:frame draw:name="Заглавие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1"><text:span text:style-name="T10">Компоненти</text:span></text:p>
          </draw:text-box>
        </draw:frame>
        <draw:frame draw:name="Контейнер за съдържание 2" presentation:style-name="pr5" draw:text-style-name="P8" draw:layer="layout" svg:width="29.209cm" svg:height="12.086cm" svg:x="2.328cm" svg:y="5.071cm" presentation:class="outline" presentation:user-transformed="true">
          <draw:text-box>
            <text:list text:style-name="L2">
              <text:list-header>
                <text:p text:style-name="P9"><text:span text:style-name="T11">Платформата ще има четири основни компонента. </text:span></text:p>
              </text:list-header>
            </text:list>
            <text:p text:style-name="P10"><text:span text:style-name="T11">Първият и основен компонент е:</text:span></text:p>
            <text:p text:style-name="P11"><text:span text:style-name="T11">Да се намерят </text:span><text:span text:style-name="T12">«лесни <text:s text:c="2"/>цели»</text:span><text:span text:style-name="T11"> като това ще става с регистрация или логване на потребителя </text:span></text:p>
            <text:p text:style-name="P10"><text:span text:style-name="T13">Втори компонент:</text:span><text:span text:style-name="T14"> </text:span></text:p>
            <text:p text:style-name="P12"><text:span text:style-name="T13">Login страница - Позволява на потребителя да влезе със своя профил за да може да </text:span><text:span text:style-name="T15">достъпва определено съдържание.</text:span></text:p>
            <text:p text:style-name="P10"><text:span text:style-name="T13">Третие компонент:</text:span></text:p>
            <text:p text:style-name="P13"><text:span text:style-name="T16">Register Form - Позволява на потребителя да създаде свой профил за да има достъп до съдържанието на страниците в приложението.</text:span></text:p>
            <text:p text:style-name="P11"><text:span text:style-name="T11">И четвърти компонент на приложението ще е плащането на таксата за работата на приложението. Да може да се плаща през телефона. </text:span></text:p>
            <text:p text:style-name="P11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ценка на риска&#10;" draw:style-name="dp1" draw:master-page-name="Обычный_20_1" presentation:presentation-page-layout-name="AL2T11">
        <office:forms form:automatic-focus="false" form:apply-design-mode="false"/>
        <draw:frame draw:name="Заглавие 1" presentation:style-name="pr7" draw:text-style-name="P8" draw:layer="layout" svg:width="29.209cm" svg:height="3.681cm" svg:x="2.328cm" svg:y="1.014cm" presentation:class="title" presentation:user-transformed="true">
          <draw:text-box>
            <text:p text:style-name="P1"><text:span text:style-name="T17">Оценка на риска</text:span><text:span text:style-name="T18"><text:line-break/></text:span><text:span text:style-name="T18"/></text:p>
          </draw:text-box>
        </draw:frame>
        <draw:frame draw:name="Контейнер за съдържание 2" presentation:style-name="pr5" draw:text-style-name="P8" draw:layer="layout" svg:width="29.209cm" svg:height="12.086cm" svg:x="2.328cm" svg:y="5.071cm" presentation:class="outline" presentation:user-transformed="true">
          <draw:text-box>
            <text:list text:style-name="L4">
              <text:list-header>
                <text:p text:style-name="P14"><text:span text:style-name="T11">Сигурност на личните данни-висок</text:span></text:p>
              </text:list-header>
            </text:list>
            <text:p text:style-name="P15"><text:span text:style-name="T19"><text:s text:c="4"/></text:span><text:span text:style-name="T19">Клиентски и</text:span><text:span text:style-name="T11">зисквания-висок</text:span></text:p>
            <text:p><text:span text:style-name="T20"><text:s text:c="4"/></text:span><text:span text:style-name="T20">Качество на продукта</text:span><text:span text:style-name="T11">-среден</text:span></text:p>
            <text:p text:style-name="P14"><text:span text:style-name="T11"><text:s text:c="4"/></text:span><text:span text:style-name="T11">Скорост-среден</text:span></text:p>
            <text:p text:style-name="P14"><text:span text:style-name="T11"/></text:p>
            <text:p text:style-name="P14"><text:span text:style-name="T21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естови сценарии " draw:style-name="dp1" draw:master-page-name="Обычный_20_1" presentation:presentation-page-layout-name="AL2T11">
        <office:forms form:automatic-focus="false" form:apply-design-mode="false"/>
        <draw:frame draw:name="Заглавие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1"><text:span text:style-name="T10">Тестови сценарии</text:span><text:span text:style-name="T22"> </text:span></text:p>
          </draw:text-box>
        </draw:frame>
        <draw:frame draw:name="Контейнер за съдържание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14"><text:span text:style-name="T11">Верификация на модула за вход:</text:span></text:p>
            <text:p text:style-name="P14"><text:span text:style-name="T11"><text:s text:c="3"/></text:span><text:span text:style-name="T11">1) Въвеждане на влидни данни.</text:span></text:p>
            <text:p><text:span text:style-name="T11"><text:s text:c="3"/></text:span><text:span text:style-name="T11">2) Не </text:span><text:span text:style-name="T23">въвеждане на</text:span><text:span text:style-name="T11"> „един по един или наведнъж“ валидни парол и имейл.</text:span></text:p>
            <text:p><text:span text:style-name="T11">Верификация на модула за регистрация:</text:span></text:p>
            <text:p><text:span text:style-name="T11"><text:s text:c="3"/></text:span><text:span text:style-name="T11">1) Въвеждане на влидни данни.</text:span></text:p>
            <text:p text:style-name="P16"><text:span text:style-name="T11"><text:s text:c="3"/></text:span><text:span text:style-name="T11">2) Не </text:span><text:span text:style-name="T23">въвеждане на</text:span><text:span text:style-name="T11"> „един по един или наведнъж“ валидни парол, имейл и имена.</text:span></text:p>
            <text:p text:style-name="P14"><text:span text:style-name="T11">(и най-важният сценарий )</text:span><text:span text:style-name="T11"><text:line-break/></text:span><text:span text:style-name="T11">Верификация на модула за плащане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1pt" fo:language="en" fo:country="US" style:font-size-asian="11pt" style:language-asian="ar" style:country-asian="SA" style:font-family-complex="'Times New Roman'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text-align="start" fo:text-indent="0cm" style:text-autospace="ideograph-alpha"/>
      <style:text-properties fo:font-size="11pt" fo:language="en" fo:country="US" fo:font-weight="bold" style:font-size-asian="11pt" style:language-asian="ar" style:country-asian="SA" style:font-weight-asian="bold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Îñíîâíîé_20_òåêñò_20_Çíàê" style:display-name="Îñíîâíîé òåêñò Çíàê" style:family="graphic">
      <style:paragraph-properties style:text-autospace="none"/>
      <style:text-properties fo:font-size="12pt" fo:language="en" fo:country="US" fo:font-weight="bold" style:font-size-asian="12pt" style:language-asian="ar" style:country-asian="SA" style:font-weight-asian="bold" style:font-family-complex="'Times New Roman'" style:font-family-generic-complex="roman" style:font-pitch-complex="variable" style:font-size-complex="12pt" style:font-weight-complex="bold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bg" fo:country="BG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bg" style:country-asian="BG" style:font-style-asian="normal" style:font-weight-asian="normal" style:font-family-complex="Arial" style:font-family-generic-complex="system" style:font-pitch-complex="variable" style:font-size-complex="2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bg" fo:country="BG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bg" style:country-asian="BG" style:font-style-asian="normal" style:font-weight-asian="normal" style:font-family-complex="Arial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bg" fo:country="BG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bg" style:country-asian="BG" style:font-style-asian="normal" style:font-weight-asian="normal" style:font-family-complex="Arial" style:font-family-generic-complex="system" style:font-pitch-complex="variable" style:font-size-complex="2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bg" fo:country="BG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bg" style:country-asian="BG" style:font-style-asian="normal" style:font-weight-asian="normal" style:font-family-complex="Arial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name="Заглавие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Для правки текста заголовка щелкните мышьюРедакт. стил загл. образец</text:span></text:p>
        </draw:text-box>
      </draw:frame>
      <draw:frame draw:name="Контейнер за дата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0-12-02">2.12.20</text:date></text:span></text:p>
        </draw:text-box>
      </draw:frame>
      <draw:frame draw:name="Контейнер за долния колонтитул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Контейнер за номер на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Заглавие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Для правки текста заголовка щелкните мышьюРедакт. стил загл. образец</text:span></text:p>
        </draw:text-box>
      </draw:frame>
      <draw:frame draw:name="Контейнер за съдържание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Для правки структуры щелкните мышью</text:span></text:p>
              <text:list>
                <text:list-item>
                  <text:p><text:span text:style-name="MT5">Второй уровень структуры</text:span></text:p>
                  <text:list>
                    <text:list-item>
                      <text:p><text:span text:style-name="MT5">Третий уровень структуры</text:span></text:p>
                      <text:list>
                        <text:list-item>
                          <text:p><text:span text:style-name="MT5">Четвёртый уровень структуры</text:span></text:p>
                          <text:list>
                            <text:list-item>
                              <text:p><text:span text:style-name="MT5">Пятый уровень структуры</text:span></text:p>
                              <text:list>
                                <text:list-item>
                                  <text:p><text:span text:style-name="MT5">Шестой уровень структуры</text:span></text:p>
                                  <text:list>
                                    <text:list-item>
                                      <text:p><text:span text:style-name="MT5">Седьмой уровень структуры</text:span></text:p>
                                      <text:list>
                                        <text:list-item>
                                          <text:p><text:span text:style-name="MT5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Девятый уровень структурыЩракнете, за да редактирате стиловете на текста в образец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Второ ниво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Трето ниво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Пето ниво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Контейнер за дата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0-12-02">2.12.20</text:date></text:span></text:p>
        </draw:text-box>
      </draw:frame>
      <draw:frame draw:name="Контейнер за долния колонтитул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Контейнер за номер на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12-02T22:09:26.28</dc:date>
    <dc:creator>Вячеслав Рубский</dc:creator>
    <meta:generator>OpenOffice/4.1.5$Win32 OpenOffice.org_project/415m1$Build-9789</meta:generator>
    <meta:editing-duration>PT3M29S</meta:editing-duration>
    <meta:editing-cycles>1</meta:editing-cycles>
    <meta:document-statistic meta:object-count="48"/>
  </office:meta>
</office:document-meta>
</file>